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F000000DF07B12F7F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07B12F7F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8"/>
    <style:style style:name="gr1" style:family="graphic">
      <style:graphic-properties draw:ole-draw-aspect="1" style:protect="position size"/>
    </style:style>
  </office:automatic-styles>
  <office:body>
    <office:spreadsheet>
      <table:table table:name="Chart connected components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'Chart connected components'.M47" table:end-x="0.903cm" table:end-y="0.307cm" draw:z-index="0" draw:style-name="gr1" svg:width="28cm" svg:height="21cm" svg:x="0cm" svg:y="0cm">
              <draw:object draw:notify-on-update-of-ranges="Data.A2:Data.A2 Data.A3:Data.A43 Data.B2:Data.B2 Data.B3:Data.B43 Data.C2:Data.C2 Data.C3:Data.C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  <table:table-cell>
            <draw:frame table:end-cell-address="'Chart connected components'.Z47" table:end-x="0.902cm" table:end-y="0.307cm" draw:z-index="1" draw:style-name="gr1" svg:width="28cm" svg:height="21cm" svg:x="0cm" svg:y="0cm">
              <draw:object draw:notify-on-update-of-ranges="Data.A3:Data.A13 Data.B2:Data.B2 Data.B3:Data.B13 Data.C2:Data.C2 Data.C3:Data.C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47">
          <table:table-cell table:number-columns-repeated="14"/>
        </table:table-row>
        <table:table-row table:style-name="ro1">
          <table:table-cell>
            <draw:frame table:end-cell-address="'Chart connected components'.M95" table:end-x="0.903cm" table:end-y="0.306cm" draw:z-index="2" draw:style-name="gr1" svg:width="28cm" svg:height="21cm" svg:x="0cm" svg:y="0cm">
              <draw:object draw:notify-on-update-of-ranges="Data.G2:Data.G2 Data.G3:Data.G13 Data.H2:Data.H2 Data.H3:Data.H13 Data.I2:Data.I2 Data.I3:Data.I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</table:table>
      <table:table table:name="Chart largest component" table:style-name="ta1" table:print="false">
        <table:table-column table:style-name="co1" table:number-columns-repeated="14" table:default-cell-style-name="Default"/>
        <table:table-row table:style-name="ro1">
          <table:table-cell>
            <draw:frame table:end-cell-address="'Chart largest component'.M47" table:end-x="0.904cm" table:end-y="0.307cm" draw:z-index="0" draw:style-name="gr1" svg:width="28cm" svg:height="21cm" svg:x="0.001cm" svg:y="0cm">
              <draw:object draw:notify-on-update-of-ranges="Data.A2:Data.A2 Data.A3:Data.A43 Data.D2:Data.D2 Data.D3:Data.D43 Data.E2:Data.E2 Data.E3:Data.E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  <table:table-cell>
            <draw:frame table:end-cell-address="'Chart largest component'.Z47" table:end-x="0.902cm" table:end-y="0.307cm" draw:z-index="1" draw:style-name="gr1" svg:width="28cm" svg:height="21cm" svg:x="0cm" svg:y="0cm">
              <draw:object draw:notify-on-update-of-ranges="Data.A3:Data.A13 Data.D2:Data.D2 Data.D3:Data.D13 Data.E2:Data.E2 Data.E3:Data.E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47">
          <table:table-cell table:number-columns-repeated="14"/>
        </table:table-row>
        <table:table-row table:style-name="ro1">
          <table:table-cell>
            <draw:frame table:end-cell-address="'Chart largest component'.M95" table:end-x="0.903cm" table:end-y="0.307cm" draw:z-index="2" draw:style-name="gr1" svg:width="28cm" svg:height="21cm" svg:x="0cm" svg:y="0.001cm">
              <draw:object draw:notify-on-update-of-ranges="Data.G2:Data.G2 Data.G3:Data.G13 Data.J2:Data.J2 Data.J3:Data.J13 Data.K2:Data.K2 Data.K3:Data.K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3"/>
        </table:table-row>
      </table:table>
      <table:table table:name="Data" table:style-name="ta1" table:print="false">
        <table:table-column table:style-name="co2" table:number-columns-repeated="3" table:default-cell-style-name="Default"/>
        <table:table-column table:style-name="co2" table:number-columns-repeated="2" table:default-cell-style-name="ce2"/>
        <table:table-column table:style-name="co2" table:number-columns-repeated="1019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# connected components</text:p>
          </table:table-cell>
          <table:covered-table-cell/>
          <table:table-cell table:style-name="ce1" office:value-type="string" table:number-columns-spanned="2" table:number-rows-spanned="1">
            <text:p>% nodes in the largest component</text:p>
          </table:table-cell>
          <table:covered-table-cell table:style-name="Default"/>
          <table:table-cell table:number-columns-repeated="2"/>
          <table:table-cell table:style-name="ce1" office:value-type="string" table:number-columns-spanned="2" table:number-rows-spanned="1">
            <text:p># connected components</text:p>
          </table:table-cell>
          <table:covered-table-cell/>
          <table:table-cell table:style-name="ce1" office:value-type="string" table:number-columns-spanned="2" table:number-rows-spanned="1">
            <text:p>% nodes in the largest component</text:p>
          </table:table-cell>
          <table:covered-table-cell/>
          <table:table-cell table:number-columns-repeated="1013"/>
        </table:table-row>
        <table:table-row table:style-name="ro1">
          <table:table-cell office:value-type="string">
            <text:p>% nodes detached</text:p>
          </table:table-cell>
          <table:table-cell office:value-type="string">
            <text:p>random</text:p>
          </table:table-cell>
          <table:table-cell office:value-type="string">
            <text:p>directed</text:p>
          </table:table-cell>
          <table:table-cell table:style-name="Default" office:value-type="string">
            <text:p>random</text:p>
          </table:table-cell>
          <table:table-cell table:style-name="Default" office:value-type="string">
            <text:p>directed</text:p>
          </table:table-cell>
          <table:table-cell/>
          <table:table-cell office:value-type="string">
            <text:p># nodes detached</text:p>
          </table:table-cell>
          <table:table-cell office:value-type="string">
            <text:p>random</text:p>
          </table:table-cell>
          <table:table-cell office:value-type="string">
            <text:p>directed</text:p>
          </table:table-cell>
          <table:table-cell office:value-type="string">
            <text:p>random</text:p>
          </table:table-cell>
          <table:table-cell office:value-type="string">
            <text:p>directed</text:p>
          </table:table-cell>
          <table:table-cell table:number-columns-repeated="1013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100">
            <text:p>100.000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2" office:value-type="float" office:value="100">
            <text:p>100.000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19929">
            <text:p>19929</text:p>
          </table:table-cell>
          <table:table-cell office:value-type="float" office:value="98.3819669600124">
            <text:p>98.382</text:p>
          </table:table-cell>
          <table:table-cell office:value-type="float" office:value="20.9417940404508">
            <text:p>20.942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14">
            <text:p>714</text:p>
          </table:table-cell>
          <table:table-cell table:style-name="ce2" office:value-type="float" office:value="99.9938243013741">
            <text:p>99.994</text:p>
          </table:table-cell>
          <table:table-cell table:style-name="ce2" office:value-type="float" office:value="97.5204570016983">
            <text:p>97.520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61">
            <text:p>961</text:p>
          </table:table-cell>
          <table:table-cell office:value-type="float" office:value="24038">
            <text:p>24038</text:p>
          </table:table-cell>
          <table:table-cell office:value-type="float" office:value="96.9183263856724">
            <text:p>96.918</text:p>
          </table:table-cell>
          <table:table-cell office:value-type="float" office:value="0.466265246255983">
            <text:p>0.466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897">
            <text:p>1897</text:p>
          </table:table-cell>
          <table:table-cell table:style-name="ce2" office:value-type="float" office:value="99.9907364520611">
            <text:p>99.991</text:p>
          </table:table-cell>
          <table:table-cell table:style-name="ce2" office:value-type="float" office:value="93.5186042921105">
            <text:p>93.519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00">
            <text:p>1400</text:p>
          </table:table-cell>
          <table:table-cell office:value-type="float" office:value="26355">
            <text:p>26355</text:p>
          </table:table-cell>
          <table:table-cell office:value-type="float" office:value="95.5411455920951">
            <text:p>95.541</text:p>
          </table:table-cell>
          <table:table-cell office:value-type="float" office:value="0.120426123205188">
            <text:p>0.120</text:p>
          </table:table-cell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639">
            <text:p>2639</text:p>
          </table:table-cell>
          <table:table-cell table:style-name="ce2" office:value-type="float" office:value="99.9876486027482">
            <text:p>99.988</text:p>
          </table:table-cell>
          <table:table-cell table:style-name="ce2" office:value-type="float" office:value="91.1718388142659">
            <text:p>91.17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86">
            <text:p>1786</text:p>
          </table:table-cell>
          <table:table-cell office:value-type="float" office:value="27843">
            <text:p>27843</text:p>
          </table:table-cell>
          <table:table-cell office:value-type="float" office:value="94.3399722093562">
            <text:p>94.340</text:p>
          </table:table-cell>
          <table:table-cell office:value-type="float" office:value="0.0771962328238382">
            <text:p>0.077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471">
            <text:p>3471</text:p>
          </table:table-cell>
          <table:table-cell table:style-name="ce2" office:value-type="float" office:value="99.9845607534352">
            <text:p>99.985</text:p>
          </table:table-cell>
          <table:table-cell table:style-name="ce2" office:value-type="float" office:value="88.5224641037518">
            <text:p>88.522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68">
            <text:p>2168</text:p>
          </table:table-cell>
          <table:table-cell office:value-type="float" office:value="28901">
            <text:p>28901</text:p>
          </table:table-cell>
          <table:table-cell office:value-type="float" office:value="93.154238073182">
            <text:p>93.154</text:p>
          </table:table-cell>
          <table:table-cell office:value-type="float" office:value="0.0308784931295353">
            <text:p>0.031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265">
            <text:p>4265</text:p>
          </table:table-cell>
          <table:table-cell table:style-name="ce2" office:value-type="float" office:value="99.9814729041223">
            <text:p>99.981</text:p>
          </table:table-cell>
          <table:table-cell table:style-name="ce2" office:value-type="float" office:value="85.9224949822449">
            <text:p>85.922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20">
            <text:p>3220</text:p>
          </table:table-cell>
          <table:table-cell office:value-type="float" office:value="29718">
            <text:p>29718</text:p>
          </table:table-cell>
          <table:table-cell office:value-type="float" office:value="89.8564150069477">
            <text:p>89.856</text:p>
          </table:table-cell>
          <table:table-cell office:value-type="float" office:value="0.0247027945036282">
            <text:p>0.025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719">
            <text:p>4719</text:p>
          </table:table-cell>
          <table:table-cell table:style-name="ce2" office:value-type="float" office:value="99.9783850548093">
            <text:p>99.978</text:p>
          </table:table-cell>
          <table:table-cell table:style-name="ce2" office:value-type="float" office:value="84.3260768874479">
            <text:p>84.326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46">
            <text:p>3646</text:p>
          </table:table-cell>
          <table:table-cell office:value-type="float" office:value="30343">
            <text:p>30343</text:p>
          </table:table-cell>
          <table:table-cell office:value-type="float" office:value="88.5193762544388">
            <text:p>88.519</text:p>
          </table:table-cell>
          <table:table-cell office:value-type="float" office:value="0.0123513972518141">
            <text:p>0.012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449">
            <text:p>5449</text:p>
          </table:table-cell>
          <table:table-cell table:style-name="ce2" office:value-type="float" office:value="99.9752972054964">
            <text:p>99.975</text:p>
          </table:table-cell>
          <table:table-cell table:style-name="ce2" office:value-type="float" office:value="81.9237301219701">
            <text:p>81.924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39">
            <text:p>4239</text:p>
          </table:table-cell>
          <table:table-cell office:value-type="float" office:value="30924">
            <text:p>30924</text:p>
          </table:table-cell>
          <table:table-cell office:value-type="float" office:value="86.6666666666667">
            <text:p>86.667</text:p>
          </table:table-cell>
          <table:table-cell office:value-type="float" office:value="0.00617569862590706">
            <text:p>0.006</text:p>
          </table:table-cell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6110">
            <text:p>6110</text:p>
          </table:table-cell>
          <table:table-cell table:style-name="ce2" office:value-type="float" office:value="99.9722093561834">
            <text:p>99.972</text:p>
          </table:table-cell>
          <table:table-cell table:style-name="ce2" office:value-type="float" office:value="79.7653234522155">
            <text:p>79.765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94">
            <text:p>4594</text:p>
          </table:table-cell>
          <table:table-cell office:value-type="float" office:value="31247">
            <text:p>31247</text:p>
          </table:table-cell>
          <table:table-cell office:value-type="float" office:value="85.5735680098811">
            <text:p>85.574</text:p>
          </table:table-cell>
          <table:table-cell office:value-type="float" office:value="0.00617569862590706">
            <text:p>0.006</text:p>
          </table:table-cell>
          <table:table-cell/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6532">
            <text:p>6532</text:p>
          </table:table-cell>
          <table:table-cell table:style-name="ce2" office:value-type="float" office:value="99.9691215068705">
            <text:p>99.969</text:p>
          </table:table-cell>
          <table:table-cell table:style-name="ce2" office:value-type="float" office:value="78.3109464258144">
            <text:p>78.311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97">
            <text:p>4997</text:p>
          </table:table-cell>
          <table:table-cell office:value-type="float" office:value="31563">
            <text:p>31563</text:p>
          </table:table-cell>
          <table:table-cell office:value-type="float" office:value="84.3260768874479">
            <text:p>84.326</text:p>
          </table:table-cell>
          <table:table-cell office:value-type="float" office:value="0.00617569862590706">
            <text:p>0.006</text:p>
          </table:table-cell>
          <table:table-cell/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662">
            <text:p>6662</text:p>
          </table:table-cell>
          <table:table-cell table:style-name="ce2" office:value-type="float" office:value="99.9660336575575">
            <text:p>99.966</text:p>
          </table:table-cell>
          <table:table-cell table:style-name="ce2" office:value-type="float" office:value="77.8138026864289">
            <text:p>77.814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47">
            <text:p>5347</text:p>
          </table:table-cell>
          <table:table-cell office:value-type="float" office:value="31872">
            <text:p>31872</text:p>
          </table:table-cell>
          <table:table-cell office:value-type="float" office:value="83.2329782306623">
            <text:p>83.233</text:p>
          </table:table-cell>
          <table:table-cell office:value-type="float" office:value="0.00617569862590706">
            <text:p>0.006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57">
            <text:p>5657</text:p>
          </table:table-cell>
          <table:table-cell office:value-type="float" office:value="32142">
            <text:p>32142</text:p>
          </table:table-cell>
          <table:table-cell office:value-type="float" office:value="82.2819206422727">
            <text:p>82.282</text:p>
          </table:table-cell>
          <table:table-cell office:value-type="float" office:value="0.00617569862590706">
            <text:p>0.006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967">
            <text:p>5967</text:p>
          </table:table-cell>
          <table:table-cell office:value-type="float" office:value="32355">
            <text:p>32355</text:p>
          </table:table-cell>
          <table:table-cell office:value-type="float" office:value="81.3092481086923">
            <text:p>81.309</text:p>
          </table:table-cell>
          <table:table-cell office:value-type="float" office:value="0.00617569862590706">
            <text:p>0.006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590">
            <text:p>7590</text:p>
          </table:table-cell>
          <table:table-cell office:value-type="float" office:value="32385">
            <text:p>32385</text:p>
          </table:table-cell>
          <table:table-cell office:value-type="float" office:value="76.1772425505635">
            <text:p>76.177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98">
            <text:p>7998</text:p>
          </table:table-cell>
          <table:table-cell office:value-type="float" office:value="32385">
            <text:p>32385</text:p>
          </table:table-cell>
          <table:table-cell office:value-type="float" office:value="74.9019607843137">
            <text:p>74.902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414">
            <text:p>8414</text:p>
          </table:table-cell>
          <table:table-cell office:value-type="float" office:value="32385">
            <text:p>32385</text:p>
          </table:table-cell>
          <table:table-cell office:value-type="float" office:value="73.6143276208121">
            <text:p>73.614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714">
            <text:p>8714</text:p>
          </table:table-cell>
          <table:table-cell office:value-type="float" office:value="32385">
            <text:p>32385</text:p>
          </table:table-cell>
          <table:table-cell office:value-type="float" office:value="72.691060676239">
            <text:p>72.691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077">
            <text:p>9077</text:p>
          </table:table-cell>
          <table:table-cell office:value-type="float" office:value="32385">
            <text:p>32385</text:p>
          </table:table-cell>
          <table:table-cell office:value-type="float" office:value="71.5300293345685">
            <text:p>71.530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459">
            <text:p>9459</text:p>
          </table:table-cell>
          <table:table-cell office:value-type="float" office:value="32385">
            <text:p>32385</text:p>
          </table:table-cell>
          <table:table-cell office:value-type="float" office:value="70.3041531573259">
            <text:p>70.304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894">
            <text:p>9894</text:p>
          </table:table-cell>
          <table:table-cell office:value-type="float" office:value="32385">
            <text:p>32385</text:p>
          </table:table-cell>
          <table:table-cell office:value-type="float" office:value="68.9454994596264">
            <text:p>68.945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243">
            <text:p>10243</text:p>
          </table:table-cell>
          <table:table-cell office:value-type="float" office:value="32385">
            <text:p>32385</text:p>
          </table:table-cell>
          <table:table-cell office:value-type="float" office:value="67.8029952138336">
            <text:p>67.803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571">
            <text:p>10571</text:p>
          </table:table-cell>
          <table:table-cell office:value-type="float" office:value="32385">
            <text:p>32385</text:p>
          </table:table-cell>
          <table:table-cell office:value-type="float" office:value="66.7901806391848">
            <text:p>66.790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853">
            <text:p>10853</text:p>
          </table:table-cell>
          <table:table-cell office:value-type="float" office:value="32385">
            <text:p>32385</text:p>
          </table:table-cell>
          <table:table-cell office:value-type="float" office:value="65.9101435849931">
            <text:p>65.910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82">
            <text:p>11182</text:p>
          </table:table-cell>
          <table:table-cell office:value-type="float" office:value="32385">
            <text:p>32385</text:p>
          </table:table-cell>
          <table:table-cell office:value-type="float" office:value="64.8942411610314">
            <text:p>64.894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652">
            <text:p>11652</text:p>
          </table:table-cell>
          <table:table-cell office:value-type="float" office:value="32385">
            <text:p>32385</text:p>
          </table:table-cell>
          <table:table-cell office:value-type="float" office:value="63.3317894086769">
            <text:p>63.332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553">
            <text:p>12553</text:p>
          </table:table-cell>
          <table:table-cell office:value-type="float" office:value="32385">
            <text:p>32385</text:p>
          </table:table-cell>
          <table:table-cell office:value-type="float" office:value="60.4508259996912">
            <text:p>60.451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966">
            <text:p>12966</text:p>
          </table:table-cell>
          <table:table-cell office:value-type="float" office:value="32385">
            <text:p>32385</text:p>
          </table:table-cell>
          <table:table-cell office:value-type="float" office:value="59.1446657403119">
            <text:p>59.145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201">
            <text:p>13201</text:p>
          </table:table-cell>
          <table:table-cell office:value-type="float" office:value="32385">
            <text:p>32385</text:p>
          </table:table-cell>
          <table:table-cell office:value-type="float" office:value="58.4251968503937">
            <text:p>58.425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473">
            <text:p>13473</text:p>
          </table:table-cell>
          <table:table-cell office:value-type="float" office:value="32385">
            <text:p>32385</text:p>
          </table:table-cell>
          <table:table-cell office:value-type="float" office:value="57.5976532345222">
            <text:p>57.598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851">
            <text:p>13851</text:p>
          </table:table-cell>
          <table:table-cell office:value-type="float" office:value="32385">
            <text:p>32385</text:p>
          </table:table-cell>
          <table:table-cell office:value-type="float" office:value="56.3964798517832">
            <text:p>56.396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4126">
            <text:p>14126</text:p>
          </table:table-cell>
          <table:table-cell office:value-type="float" office:value="32385">
            <text:p>32385</text:p>
          </table:table-cell>
          <table:table-cell office:value-type="float" office:value="55.5534969893469">
            <text:p>55.553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385">
            <text:p>14385</text:p>
          </table:table-cell>
          <table:table-cell office:value-type="float" office:value="32385">
            <text:p>32385</text:p>
          </table:table-cell>
          <table:table-cell office:value-type="float" office:value="54.753744017292">
            <text:p>54.754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678">
            <text:p>14678</text:p>
          </table:table-cell>
          <table:table-cell office:value-type="float" office:value="32385">
            <text:p>32385</text:p>
          </table:table-cell>
          <table:table-cell office:value-type="float" office:value="53.8613555658484">
            <text:p>53.861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957">
            <text:p>14957</text:p>
          </table:table-cell>
          <table:table-cell office:value-type="float" office:value="32385">
            <text:p>32385</text:p>
          </table:table-cell>
          <table:table-cell office:value-type="float" office:value="52.9627914157789">
            <text:p>52.963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188">
            <text:p>15188</text:p>
          </table:table-cell>
          <table:table-cell office:value-type="float" office:value="32385">
            <text:p>32385</text:p>
          </table:table-cell>
          <table:table-cell office:value-type="float" office:value="52.2525860737996">
            <text:p>52.253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400">
            <text:p>15400</text:p>
          </table:table-cell>
          <table:table-cell office:value-type="float" office:value="32385">
            <text:p>32385</text:p>
          </table:table-cell>
          <table:table-cell office:value-type="float" office:value="51.6072255673923">
            <text:p>51.607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665">
            <text:p>15665</text:p>
          </table:table-cell>
          <table:table-cell office:value-type="float" office:value="32385">
            <text:p>32385</text:p>
          </table:table-cell>
          <table:table-cell office:value-type="float" office:value="50.7889454994596">
            <text:p>50.789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76">
            <text:p>15876</text:p>
          </table:table-cell>
          <table:table-cell office:value-type="float" office:value="32385">
            <text:p>32385</text:p>
          </table:table-cell>
          <table:table-cell office:value-type="float" office:value="50.1466728423653">
            <text:p>50.147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6159">
            <text:p>16159</text:p>
          </table:table-cell>
          <table:table-cell office:value-type="float" office:value="32385">
            <text:p>32385</text:p>
          </table:table-cell>
          <table:table-cell office:value-type="float" office:value="49.238845144357">
            <text:p>49.239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6363">
            <text:p>16363</text:p>
          </table:table-cell>
          <table:table-cell office:value-type="float" office:value="32385">
            <text:p>32385</text:p>
          </table:table-cell>
          <table:table-cell office:value-type="float" office:value="48.6058360352015">
            <text:p>48.606</text:p>
          </table:table-cell>
          <table:table-cell office:value-type="float" office:value="0.00308784931295353">
            <text:p>0.003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09/28/2011</text:date>, <text:time>01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olfo Carvalho</meta:initial-creator>
    <meta:creation-date>2011-09-11T00:43:18</meta:creation-date>
    <dc:date>2011-09-28T01:37:41</dc:date>
    <dc:creator>Rodolfo Carvalho</dc:creator>
    <meta:editing-duration>PT2H9M19S</meta:editing-duration>
    <meta:editing-cycles>13</meta:editing-cycles>
    <meta:generator>LibreOffice/3.3$Unix LibreOffice_project/330m19$Build-202</meta:generator>
    <meta:document-statistic meta:table-count="3" meta:cell-count="2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9.26cm" svg:y="0.556cm" chart:style-name="ch2">
          <text:p>Internet (AS) Graph: node detachment analysis</text:p>
        </chart:title>
        <chart:subtitle svg:x="10.94cm" svg:y="1.755cm" chart:style-name="ch3">
          <text:p>Number of connected components</text:p>
        </chart:subtitle>
        <chart:legend chart:legend-position="end" svg:x="25.975cm" svg:y="9.98cm" chart:style-name="ch4"/>
        <chart:plot-area chart:style-name="ch5" table:cell-range-address="Data.A2:Data.C43" chart:data-source-has-labels="both" svg:x="1.01cm" svg:y="3.278cm" svg:width="23.845cm" svg:height="16.322cm">
          <chartooo:coordinate-region svg:x="2.187cm" svg:y="3.477cm" svg:width="22.482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43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ata.B3:Data.B43" chart:label-cell-address="Data.B2:Data.B2" chart:class="chart:line">
            <chart:data-point chart:repeated="41"/>
          </chart:series>
          <chart:series chart:style-name="ch10" chart:values-cell-range-address="Data.C3:Data.C43" chart:label-cell-address="Data.C2:Data.C2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B2:Data.B2</svg:desc>
                </draw:g>
              </table:table-cell>
              <table:table-cell office:value-type="string">
                <text:p>directed</text:p>
                <draw:g>
                  <svg:desc>Data.C2:Data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43</svg:desc>
                </draw:g>
              </table:table-cell>
              <table:table-cell office:value-type="float" office:value="1">
                <text:p>1</text:p>
                <draw:g>
                  <svg:desc>Data.B3:Data.B43</svg:desc>
                </draw:g>
              </table:table-cell>
              <table:table-cell office:value-type="float" office:value="1">
                <text:p>1</text:p>
                <draw:g>
                  <svg:desc>Data.C3:Data.C4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93">
                <text:p>493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1">
                <text:p>961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6">
                <text:p>1786</text:p>
              </table:table-cell>
              <table:table-cell office:value-type="float" office:value="27843">
                <text:p>27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8">
                <text:p>2168</text:p>
              </table:table-cell>
              <table:table-cell office:value-type="float" office:value="28901">
                <text:p>28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0">
                <text:p>322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6">
                <text:p>3646</text:p>
              </table:table-cell>
              <table:table-cell office:value-type="float" office:value="30343">
                <text:p>3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39">
                <text:p>4239</text:p>
              </table:table-cell>
              <table:table-cell office:value-type="float" office:value="30924">
                <text:p>30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4">
                <text:p>4594</text:p>
              </table:table-cell>
              <table:table-cell office:value-type="float" office:value="31247">
                <text:p>31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7">
                <text:p>4997</text:p>
              </table:table-cell>
              <table:table-cell office:value-type="float" office:value="31563">
                <text:p>31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7">
                <text:p>5347</text:p>
              </table:table-cell>
              <table:table-cell office:value-type="float" office:value="31872">
                <text:p>31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57">
                <text:p>5657</text:p>
              </table:table-cell>
              <table:table-cell office:value-type="float" office:value="32142">
                <text:p>32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67">
                <text:p>5967</text:p>
              </table:table-cell>
              <table:table-cell office:value-type="float" office:value="32355">
                <text:p>323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90">
                <text:p>7590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98">
                <text:p>7998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14">
                <text:p>841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14">
                <text:p>871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77">
                <text:p>9077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59">
                <text:p>9459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94">
                <text:p>9894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43">
                <text:p>1024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1">
                <text:p>10571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853">
                <text:p>1085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82">
                <text:p>11182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52">
                <text:p>11652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53">
                <text:p>1255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966">
                <text:p>12966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01">
                <text:p>13201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73">
                <text:p>13473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851">
                <text:p>13851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126">
                <text:p>14126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85">
                <text:p>14385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678">
                <text:p>14678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957">
                <text:p>14957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88">
                <text:p>15188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00">
                <text:p>15400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65">
                <text:p>15665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76">
                <text:p>15876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159">
                <text:p>16159</text:p>
              </table:table-cell>
              <table:table-cell office:value-type="float" office:value="32385">
                <text:p>323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363">
                <text:p>16363</text:p>
              </table:table-cell>
              <table:table-cell office:value-type="float" office:value="32385">
                <text:p>323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>
        <chart:symbol-image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9.26cm" svg:y="0.556cm" chart:style-name="ch2">
          <text:p>Internet (AS) Graph: node detachment analysis</text:p>
        </chart:title>
        <chart:subtitle svg:x="9.842cm" svg:y="1.755cm" chart:style-name="ch3">
          <text:p>% of nodes in the largest connected component</text:p>
        </chart:subtitle>
        <chart:legend chart:legend-position="end" svg:x="25.975cm" svg:y="9.98cm" chart:style-name="ch4"/>
        <chart:plot-area chart:style-name="ch5" table:cell-range-address="Data.A2:Data.A43 Data.D2:Data.E43" chart:data-source-has-labels="both" svg:x="1.01cm" svg:y="3.278cm" svg:width="23.845cm" svg:height="16.322cm">
          <chartooo:coordinate-region svg:x="1.817cm" svg:y="3.477cm" svg:width="22.852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4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ata.D3:Data.D43" chart:label-cell-address="Data.D2:Data.D2" chart:class="chart:line">
            <chart:data-point chart:repeated="41"/>
          </chart:series>
          <chart:series chart:style-name="ch11" chart:values-cell-range-address="Data.E3:Data.E43" chart:label-cell-address="Data.E2:Data.E2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D2:Data.D2</svg:desc>
                </draw:g>
              </table:table-cell>
              <table:table-cell office:value-type="string">
                <text:p>directed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43</svg:desc>
                </draw:g>
              </table:table-cell>
              <table:table-cell office:value-type="float" office:value="100">
                <text:p>100</text:p>
                <draw:g>
                  <svg:desc>Data.D3:Data.D43</svg:desc>
                </draw:g>
              </table:table-cell>
              <table:table-cell office:value-type="float" office:value="100">
                <text:p>100</text:p>
                <draw:g>
                  <svg:desc>Data.E3:Data.E4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8.3819669600124">
                <text:p>98.3819669600124</text:p>
              </table:table-cell>
              <table:table-cell office:value-type="float" office:value="20.9417940404508">
                <text:p>20.9417940404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9183263856724">
                <text:p>96.9183263856724</text:p>
              </table:table-cell>
              <table:table-cell office:value-type="float" office:value="0.466265246255983">
                <text:p>0.466265246255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5411455920951">
                <text:p>95.5411455920951</text:p>
              </table:table-cell>
              <table:table-cell office:value-type="float" office:value="0.120426123205188">
                <text:p>0.120426123205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3399722093562">
                <text:p>94.3399722093562</text:p>
              </table:table-cell>
              <table:table-cell office:value-type="float" office:value="0.0771962328238382">
                <text:p>0.0771962328238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154238073182">
                <text:p>93.154238073182</text:p>
              </table:table-cell>
              <table:table-cell office:value-type="float" office:value="0.0308784931295353">
                <text:p>0.0308784931295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8564150069477">
                <text:p>89.8564150069477</text:p>
              </table:table-cell>
              <table:table-cell office:value-type="float" office:value="0.0247027945036282">
                <text:p>0.0247027945036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193762544388">
                <text:p>88.5193762544388</text:p>
              </table:table-cell>
              <table:table-cell office:value-type="float" office:value="0.0123513972518141">
                <text:p>0.0123513972518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5735680098811">
                <text:p>85.5735680098811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3260768874479">
                <text:p>84.3260768874479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2329782306623">
                <text:p>83.2329782306623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2819206422727">
                <text:p>82.2819206422727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3092481086923">
                <text:p>81.3092481086923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6.1772425505635">
                <text:p>76.1772425505635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9019607843137">
                <text:p>74.9019607843137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6143276208121">
                <text:p>73.6143276208121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691060676239">
                <text:p>72.69106067623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5300293345685">
                <text:p>71.5300293345685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3041531573259">
                <text:p>70.304153157325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9454994596264">
                <text:p>68.9454994596264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7.8029952138336">
                <text:p>67.8029952138336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7901806391848">
                <text:p>66.7901806391848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5.9101435849931">
                <text:p>65.9101435849931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.8942411610314">
                <text:p>64.8942411610314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.3317894086769">
                <text:p>63.331789408676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.4508259996912">
                <text:p>60.450825999691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1446657403119">
                <text:p>59.144665740311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.4251968503937">
                <text:p>58.4251968503937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5976532345222">
                <text:p>57.597653234522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3964798517832">
                <text:p>56.396479851783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.5534969893469">
                <text:p>55.553496989346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.753744017292">
                <text:p>54.753744017292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.8613555658484">
                <text:p>53.8613555658484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.9627914157789">
                <text:p>52.9627914157789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.2525860737996">
                <text:p>52.2525860737996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.6072255673923">
                <text:p>51.6072255673923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7889454994596">
                <text:p>50.7889454994596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466728423653">
                <text:p>50.1466728423653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.238845144357">
                <text:p>49.238845144357</text:p>
              </table:table-cell>
              <table:table-cell office:value-type="float" office:value="0.00308784931295353">
                <text:p>0.00308784931295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6058360352015">
                <text:p>48.6058360352015</text:p>
              </table:table-cell>
              <table:table-cell office:value-type="float" office:value="0.00308784931295353">
                <text:p>0.003087849312953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9.26cm" svg:y="0.556cm" chart:style-name="ch2">
          <text:p>Internet (AS) Graph: node detachment analysis</text:p>
        </chart:title>
        <chart:subtitle svg:x="10.94cm" svg:y="1.755cm" chart:style-name="ch3">
          <text:p>Number of connected components</text:p>
        </chart:subtitle>
        <chart:legend chart:legend-position="end" svg:x="25.975cm" svg:y="9.98cm" chart:style-name="ch4"/>
        <chart:plot-area chart:style-name="ch5" table:cell-range-address="Data.A2:Data.C13" chart:data-source-has-labels="both" svg:x="1.01cm" svg:y="3.278cm" svg:width="23.845cm" svg:height="16.322cm">
          <chartooo:coordinate-region svg:x="2.187cm" svg:y="3.477cm" svg:width="22.481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13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ata.B3:Data.B13" chart:label-cell-address="Data.B2:Data.B2" chart:class="chart:line">
            <chart:data-point chart:repeated="11"/>
          </chart:series>
          <chart:series chart:style-name="ch10" chart:values-cell-range-address="Data.C3:Data.C13" chart:label-cell-address="Data.C2:Data.C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B2:Data.B2</svg:desc>
                </draw:g>
              </table:table-cell>
              <table:table-cell office:value-type="string">
                <text:p>directed</text:p>
                <draw:g>
                  <svg:desc>Data.C2:Data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13</svg:desc>
                </draw:g>
              </table:table-cell>
              <table:table-cell office:value-type="float" office:value="1">
                <text:p>1</text:p>
                <draw:g>
                  <svg:desc>Data.B3:Data.B13</svg:desc>
                </draw:g>
              </table:table-cell>
              <table:table-cell office:value-type="float" office:value="1">
                <text:p>1</text:p>
                <draw:g>
                  <svg:desc>Data.C3:Data.C1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93">
                <text:p>493</text:p>
              </table:table-cell>
              <table:table-cell office:value-type="float" office:value="19929">
                <text:p>19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1">
                <text:p>961</text:p>
              </table:table-cell>
              <table:table-cell office:value-type="float" office:value="24038">
                <text:p>24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26355">
                <text:p>26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6">
                <text:p>1786</text:p>
              </table:table-cell>
              <table:table-cell office:value-type="float" office:value="27843">
                <text:p>27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8">
                <text:p>2168</text:p>
              </table:table-cell>
              <table:table-cell office:value-type="float" office:value="28901">
                <text:p>289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20">
                <text:p>3220</text:p>
              </table:table-cell>
              <table:table-cell office:value-type="float" office:value="29718">
                <text:p>29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46">
                <text:p>3646</text:p>
              </table:table-cell>
              <table:table-cell office:value-type="float" office:value="30343">
                <text:p>303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39">
                <text:p>4239</text:p>
              </table:table-cell>
              <table:table-cell office:value-type="float" office:value="30924">
                <text:p>30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94">
                <text:p>4594</text:p>
              </table:table-cell>
              <table:table-cell office:value-type="float" office:value="31247">
                <text:p>31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7">
                <text:p>4997</text:p>
              </table:table-cell>
              <table:table-cell office:value-type="float" office:value="31563">
                <text:p>315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8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symbol-type="named-symbol" chart:symbol-name="square" chart:symbol-width="0.15cm" chart:symbol-height="0.1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>
        <chart:symbol-image xlink:href="Pictures/2000000D000000DF000000DF07B12F7F.svm" xlink:type="simple" xlink:actuate="onLoad"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column-mapping="0" chart:style-name="ch1">
        <chart:title svg:x="9.26cm" svg:y="0.556cm" chart:style-name="ch2">
          <text:p>Internet (AS) Graph: node detachment analysis</text:p>
        </chart:title>
        <chart:subtitle svg:x="9.842cm" svg:y="1.755cm" chart:style-name="ch3">
          <text:p>% of nodes in the largest connected component</text:p>
        </chart:subtitle>
        <chart:legend chart:legend-position="end" svg:x="25.975cm" svg:y="9.98cm" chart:style-name="ch4"/>
        <chart:plot-area chart:style-name="ch5" table:cell-range-address="Data.A3:Data.A13 Data.D2:Data.E13" chart:data-source-has-labels="both" svg:x="1.01cm" svg:y="3.278cm" svg:width="23.845cm" svg:height="16.322cm">
          <chartooo:coordinate-region svg:x="1.817cm" svg:y="3.477cm" svg:width="22.851cm" svg:height="15.476cm"/>
          <chart:axis chart:dimension="x" chart:name="primary-x" chart:style-name="ch6">
            <chart:title svg:x="11.353cm" svg:y="20.02cm" chart:style-name="ch7">
              <text:p>% of nodes detached</text:p>
            </chart:title>
            <chart:categories table:cell-range-address="Data.A3:Data.A1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ata.D3:Data.D13" chart:label-cell-address="Data.D2:Data.D2" chart:class="chart:line">
            <chart:data-point chart:repeated="11"/>
          </chart:series>
          <chart:series chart:style-name="ch11" chart:values-cell-range-address="Data.E3:Data.E13" chart:label-cell-address="Data.E2:Data.E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D2:Data.D2</svg:desc>
                </draw:g>
              </table:table-cell>
              <table:table-cell office:value-type="string">
                <text:p>directed</text:p>
                <draw:g>
                  <svg:desc>Data.E2:Data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A3:Data.A13</svg:desc>
                </draw:g>
              </table:table-cell>
              <table:table-cell office:value-type="float" office:value="100">
                <text:p>100</text:p>
                <draw:g>
                  <svg:desc>Data.D3:Data.D13</svg:desc>
                </draw:g>
              </table:table-cell>
              <table:table-cell office:value-type="float" office:value="100">
                <text:p>100</text:p>
                <draw:g>
                  <svg:desc>Data.E3:Data.E1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8.3819669600124">
                <text:p>98.3819669600124</text:p>
              </table:table-cell>
              <table:table-cell office:value-type="float" office:value="20.9417940404508">
                <text:p>20.9417940404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9183263856724">
                <text:p>96.9183263856724</text:p>
              </table:table-cell>
              <table:table-cell office:value-type="float" office:value="0.466265246255983">
                <text:p>0.466265246255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5411455920951">
                <text:p>95.5411455920951</text:p>
              </table:table-cell>
              <table:table-cell office:value-type="float" office:value="0.120426123205188">
                <text:p>0.1204261232051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3399722093562">
                <text:p>94.3399722093562</text:p>
              </table:table-cell>
              <table:table-cell office:value-type="float" office:value="0.0771962328238382">
                <text:p>0.0771962328238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154238073182">
                <text:p>93.154238073182</text:p>
              </table:table-cell>
              <table:table-cell office:value-type="float" office:value="0.0308784931295353">
                <text:p>0.0308784931295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.8564150069477">
                <text:p>89.8564150069477</text:p>
              </table:table-cell>
              <table:table-cell office:value-type="float" office:value="0.0247027945036282">
                <text:p>0.02470279450362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.5193762544388">
                <text:p>88.5193762544388</text:p>
              </table:table-cell>
              <table:table-cell office:value-type="float" office:value="0.0123513972518141">
                <text:p>0.0123513972518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.5735680098811">
                <text:p>85.5735680098811</text:p>
              </table:table-cell>
              <table:table-cell office:value-type="float" office:value="0.00617569862590706">
                <text:p>0.00617569862590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4.3260768874479">
                <text:p>84.3260768874479</text:p>
              </table:table-cell>
              <table:table-cell office:value-type="float" office:value="0.00617569862590706">
                <text:p>0.006175698625907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9.26cm" svg:y="0.556cm" chart:style-name="ch2">
          <text:p>Internet (AS) Graph: node detachment analysis</text:p>
        </chart:title>
        <chart:subtitle svg:x="10.94cm" svg:y="1.755cm" chart:style-name="ch3">
          <text:p>Number of connected components</text:p>
        </chart:subtitle>
        <chart:legend chart:legend-position="end" svg:x="25.975cm" svg:y="9.98cm" chart:style-name="ch4"/>
        <chart:plot-area chart:style-name="ch5" table:cell-range-address="Data.G2:Data.I13" chart:data-source-has-labels="both" svg:x="1.01cm" svg:y="3.278cm" svg:width="23.845cm" svg:height="16.322cm">
          <chartooo:coordinate-region svg:x="2.002cm" svg:y="3.477cm" svg:width="22.666cm" svg:height="15.476cm"/>
          <chart:axis chart:dimension="x" chart:name="primary-x" chart:style-name="ch6">
            <chart:title svg:x="10.943cm" svg:y="20.02cm" chart:style-name="ch7">
              <text:p>number of nodes detached</text:p>
            </chart:title>
            <chart:categories table:cell-range-address="Data.G3:Data.G13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Data.H3:Data.H13" chart:label-cell-address="Data.H2:Data.H2" chart:class="chart:line">
            <chart:data-point chart:repeated="11"/>
          </chart:series>
          <chart:series chart:style-name="ch10" chart:values-cell-range-address="Data.I3:Data.I13" chart:label-cell-address="Data.I2:Data.I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H2:Data.H2</svg:desc>
                </draw:g>
              </table:table-cell>
              <table:table-cell office:value-type="string">
                <text:p>directed</text:p>
                <draw:g>
                  <svg:desc>Data.I2:Data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G3:Data.G13</svg:desc>
                </draw:g>
              </table:table-cell>
              <table:table-cell office:value-type="float" office:value="1">
                <text:p>1</text:p>
                <draw:g>
                  <svg:desc>Data.H3:Data.H13</svg:desc>
                </draw:g>
              </table:table-cell>
              <table:table-cell office:value-type="float" office:value="1">
                <text:p>1</text:p>
                <draw:g>
                  <svg:desc>Data.I3:Data.I1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4719">
                <text:p>4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6110">
                <text:p>6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532">
                <text:p>6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662">
                <text:p>66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8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118">
      <style:chart-properties chart:symbol-type="named-symbol" chart:symbol-name="square" chart:symbol-width="0.15cm" chart:symbol-height="0.1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8">
      <style:chart-properties chart:symbol-type="named-symbol" chart:symbol-name="diamond" chart:symbol-width="0.25cm" chart:symbol-height="0.25cm">
        <chart:symbol-image xlink:href="Pictures/2000000D000000DF000000DF07B12F7F.svm" xlink:type="simple" xlink:actuate="onLoad"/>
      </style:chart-properties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01cm" svg:height="21.001cm" xlink:href=".." xlink:type="simple" chart:class="chart:line" chart:style-name="ch1">
        <chart:title svg:x="9.26cm" svg:y="0.556cm" chart:style-name="ch2">
          <text:p>Internet (AS) Graph: node detachment analysis</text:p>
        </chart:title>
        <chart:subtitle svg:x="9.842cm" svg:y="1.755cm" chart:style-name="ch3">
          <text:p>% of nodes in the largest connected component</text:p>
        </chart:subtitle>
        <chart:legend chart:legend-position="end" svg:x="25.975cm" svg:y="9.98cm" chart:style-name="ch4"/>
        <chart:plot-area chart:style-name="ch5" table:cell-range-address="Data.G2:Data.G13 Data.J2:Data.K13" chart:data-source-has-labels="both" svg:x="1.01cm" svg:y="3.278cm" svg:width="23.845cm" svg:height="16.322cm">
          <chartooo:coordinate-region svg:x="1.817cm" svg:y="3.477cm" svg:width="22.851cm" svg:height="15.476cm"/>
          <chart:axis chart:dimension="x" chart:name="primary-x" chart:style-name="ch6">
            <chart:title svg:x="10.943cm" svg:y="20.02cm" chart:style-name="ch7">
              <text:p>number of nodes detached</text:p>
            </chart:title>
            <chart:categories table:cell-range-address="Data.G3:Data.G1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ata.J3:Data.J13" chart:label-cell-address="Data.J2:Data.J2" chart:class="chart:line">
            <chart:data-point chart:repeated="11"/>
          </chart:series>
          <chart:series chart:style-name="ch11" chart:values-cell-range-address="Data.K3:Data.K13" chart:label-cell-address="Data.K2:Data.K2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Data.J2:Data.J2</svg:desc>
                </draw:g>
              </table:table-cell>
              <table:table-cell office:value-type="string">
                <text:p>directed</text:p>
                <draw:g>
                  <svg:desc>Data.K2:Data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Data.G3:Data.G13</svg:desc>
                </draw:g>
              </table:table-cell>
              <table:table-cell office:value-type="float" office:value="100">
                <text:p>100</text:p>
                <draw:g>
                  <svg:desc>Data.J3:Data.J13</svg:desc>
                </draw:g>
              </table:table-cell>
              <table:table-cell office:value-type="float" office:value="100">
                <text:p>100</text:p>
                <draw:g>
                  <svg:desc>Data.K3:Data.K13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9.9938243013741">
                <text:p>99.9938243013741</text:p>
              </table:table-cell>
              <table:table-cell office:value-type="float" office:value="97.5204570016983">
                <text:p>97.52045700169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9907364520611">
                <text:p>99.9907364520611</text:p>
              </table:table-cell>
              <table:table-cell office:value-type="float" office:value="93.5186042921105">
                <text:p>93.5186042921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9876486027482">
                <text:p>99.9876486027482</text:p>
              </table:table-cell>
              <table:table-cell office:value-type="float" office:value="91.1718388142659">
                <text:p>91.1718388142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9845607534352">
                <text:p>99.9845607534352</text:p>
              </table:table-cell>
              <table:table-cell office:value-type="float" office:value="88.5224641037518">
                <text:p>88.5224641037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9814729041223">
                <text:p>99.9814729041223</text:p>
              </table:table-cell>
              <table:table-cell office:value-type="float" office:value="85.9224949822449">
                <text:p>85.92249498224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9783850548093">
                <text:p>99.9783850548093</text:p>
              </table:table-cell>
              <table:table-cell office:value-type="float" office:value="84.3260768874479">
                <text:p>84.32607688744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752972054964">
                <text:p>99.9752972054964</text:p>
              </table:table-cell>
              <table:table-cell office:value-type="float" office:value="81.9237301219701">
                <text:p>81.9237301219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.9722093561834">
                <text:p>99.9722093561834</text:p>
              </table:table-cell>
              <table:table-cell office:value-type="float" office:value="79.7653234522155">
                <text:p>79.7653234522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.9691215068705">
                <text:p>99.9691215068705</text:p>
              </table:table-cell>
              <table:table-cell office:value-type="float" office:value="78.3109464258144">
                <text:p>78.3109464258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9660336575575">
                <text:p>99.9660336575575</text:p>
              </table:table-cell>
              <table:table-cell office:value-type="float" office:value="77.8138026864289">
                <text:p>77.8138026864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